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24-12-05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22-12-16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21-12-13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20-01-14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18-12-11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17-12-19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16-12-06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1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0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0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0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9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9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9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9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9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8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8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8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8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8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8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8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7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7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7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7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2806</text:p>
          </table:table-cell>
          <table:table-cell office:value-type="string" calcext:value-type="string">
            <text:p>1975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